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b0ff" officeooo:paragraph-rsid="0009b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lling enemies grants your hometowns with tokens which may be used to boost</text:p>
      <text:p text:style-name="P1">your nature, meaning trees, fishies and ores respawns faster for some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2.3.3$Windows_x86 LibreOffice_project/882f8a0a489bc99a9e60c7905a60226254cb6ff0</meta:generator>
    <dc:date>2014-06-10T14:32:22.310000000</dc:date>
    <meta:document-statistic meta:table-count="0" meta:image-count="0" meta:object-count="0" meta:page-count="1" meta:paragraph-count="2" meta:word-count="25" meta:character-count="151" meta:non-whitespace-character-count="128"/>
    <meta:user-defined meta:name="Info 1"/>
    <meta:user-defined meta:name="Info 2"/>
    <meta:user-defined meta:name="Info 3"/>
    <meta:user-defined meta:name="Info 4"/>
  </office:meta>
</office:document-meta>
</file>